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81d41a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81d41a" loext:opacity="100%"/>
    </style:style>
    <style:style style:name="P6" style:family="paragraph"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color="#81d41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54cm" svg:y="2.2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08cm" svg:y="4.81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62cm" svg:y="2.2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08cm" svg:y="7.3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1cm" svg:y1="2.905cm" svg:x2="8.62cm" svg:y2="2.905cm">
          <text:p/>
        </draw:line>
        <draw:line draw:style-name="gr2" draw:text-style-name="P2" draw:layer="layout" svg:x1="6.715cm" svg:y1="2.905cm" svg:x2="6.715cm" svg:y2="4.81cm">
          <text:p/>
        </draw:line>
        <draw:line draw:style-name="gr3" draw:text-style-name="P2" draw:layer="layout" svg:x1="6.715cm" svg:y1="6.08cm" svg:x2="6.715cm" svg:y2="7.35cm">
          <text:p/>
        </draw:line>
        <draw:line draw:style-name="gr4" draw:text-style-name="P2" draw:layer="layout" svg:x1="11.16cm" svg:y1="3.54cm" svg:x2="17.51cm" svg:y2="3.54cm">
          <text:p/>
        </draw:line>
        <draw:line draw:style-name="gr4" draw:text-style-name="P2" draw:layer="layout" svg:x1="12.43cm" svg:y1="2.27cm" svg:x2="12.43cm" svg:y2="6.08cm">
          <text:p/>
        </draw:line>
        <draw:custom-shape draw:style-name="gr1" draw:text-style-name="P1" draw:layer="layout" svg:width="1.27cm" svg:height="1.27cm" svg:x="6.081cm" svg:y="4.81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853cm" svg:height="0.962cm" svg:x="12.63cm" svg:y="3.74cm">
          <draw:text-box>
            <text:p><text:span text:style-name="T1">1</text:span></text:p>
          </draw:text-box>
        </draw:frame>
        <draw:frame draw:style-name="gr5" draw:text-style-name="P3" draw:layer="layout" svg:width="0.853cm" svg:height="0.962cm" svg:x="13.931cm" svg:y="3.74cm">
          <draw:text-box>
            <text:p><text:span text:style-name="T1">1</text:span></text:p>
          </draw:text-box>
        </draw:frame>
        <draw:frame draw:style-name="gr5" draw:text-style-name="P3" draw:layer="layout" svg:width="0.853cm" svg:height="0.962cm" svg:x="15.232cm" svg:y="3.74cm">
          <draw:text-box>
            <text:p><text:span text:style-name="T1">1</text:span></text:p>
          </draw:text-box>
        </draw:frame>
        <draw:frame draw:style-name="gr5" draw:text-style-name="P4" draw:layer="layout" svg:width="0.853cm" svg:height="0.962cm" svg:x="16.433cm" svg:y="3.74cm">
          <draw:text-box>
            <text:p>0</text:p>
          </draw:text-box>
        </draw:frame>
        <draw:frame draw:style-name="gr5" draw:text-style-name="P4" draw:layer="layout" svg:width="0.853cm" svg:height="0.962cm" svg:x="12.634cm" svg:y="4.94cm">
          <draw:text-box>
            <text:p>0</text:p>
          </draw:text-box>
        </draw:frame>
        <draw:frame draw:style-name="gr5" draw:text-style-name="P4" draw:layer="layout" svg:width="0.853cm" svg:height="0.962cm" svg:x="13.935cm" svg:y="4.94cm">
          <draw:text-box>
            <text:p>0</text:p>
          </draw:text-box>
        </draw:frame>
        <draw:frame draw:style-name="gr5" draw:text-style-name="P5" draw:layer="layout" svg:width="0.853cm" svg:height="0.962cm" svg:x="15.236cm" svg:y="4.94cm">
          <draw:text-box>
            <text:p><text:span text:style-name="T2">1</text:span></text:p>
          </draw:text-box>
        </draw:frame>
        <draw:frame draw:style-name="gr5" draw:text-style-name="P5" draw:layer="layout" svg:width="0.853cm" svg:height="0.962cm" svg:x="16.437cm" svg:y="4.94cm">
          <draw:text-box>
            <text:p><text:span text:style-name="T2">1</text:span></text:p>
          </draw:text-box>
        </draw:frame>
        <draw:frame draw:style-name="gr6" draw:text-style-name="P6" draw:layer="layout" svg:width="1.27cm" svg:height="1.27cm" svg:x="3.557cm" svg:y="2.1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6" draw:layer="layout" svg:width="1.279cm" svg:height="1.27cm" svg:x="8.557cm" svg:y="2.1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6" draw:layer="layout" svg:width="1.29cm" svg:height="1.27cm" svg:x="6.058cm" svg:y="4.687cm">
          <draw:object xlink:href="./Object 3" xlink:type="simple" xlink:show="embed" xlink:actuate="onLoad">
            <loext:p text:style-name="P6"/>
          </draw:object>
          <draw:image xlink:href="./ObjectReplacements/Object 3" xlink:type="simple" xlink:show="embed" xlink:actuate="onLoad"/>
        </draw:frame>
        <draw:frame draw:style-name="gr6" draw:text-style-name="P6" draw:layer="layout" svg:width="1.317cm" svg:height="1.27cm" svg:x="6.059cm" svg:y="7.18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6" draw:layer="layout" svg:width="1.228cm" svg:height="1.27cm" svg:x="6.058cm" svg:y="1.58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6" draw:layer="layout" svg:width="1.27cm" svg:height="1.27cm" svg:x="12.43cm" svg:y="2.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6" draw:layer="layout" svg:width="1.279cm" svg:height="1.27cm" svg:x="13.7cm" svg:y="2.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layout" svg:width="1.29cm" svg:height="1.27cm" svg:x="14.97cm" svg:y="2.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6" draw:layer="layout" svg:width="1.317cm" svg:height="1.27cm" svg:x="16.24cm" svg:y="2.2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6" draw:layer="layout" svg:width="1.237cm" svg:height="1.27cm" svg:x="5.558cm" svg:y="5.8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6" draw:layer="layout" svg:width="1.228cm" svg:height="1.27cm" svg:x="11.202cm" svg:y="3.4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6" draw:layer="layout" svg:width="1.237cm" svg:height="1.27cm" svg:x="11.193cm" svg:y="4.7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3:21:11.993015996</meta:creation-date>
    <dc:date>2021-07-06T14:07:51.582524318</dc:date>
    <meta:editing-duration>PT34M29S</meta:editing-duration>
    <meta:editing-cycles>2</meta:editing-cycles>
    <meta:generator>LibreOffice/7.1.3.2$Linux_X86_64 LibreOffice_project/1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10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11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12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2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3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4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6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7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8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9/content.xml><?xml version="1.0" encoding="utf-8"?>
<math xmlns="http://www.w3.org/1998/Math/MathML" display="block">
  <semantics>
    <msub>
      <mi>v</mi>
      <mn>4</mn>
    </msub>
    <annotation encoding="StarMath 5.0">v_4</annotation>
  </semantics>
</math>
</file>